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04:53:52.929948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29T05:01:09.341892327</dc:date>
    <meta:editing-duration>P1DT14H22M59S</meta:editing-duration>
    <meta:editing-cycles>626</meta:editing-cycles>
    <meta:generator>LibreOffice/24.8.0.3$Linux_X86_64 LibreOffice_project/480$Build-3</meta:generator>
    <meta:print-date>2024-08-29T04:56:08.815659478</meta:print-date>
    <meta:printed-by>PDF files</meta:printed-by>
    <meta:document-statistic meta:table-count="1" meta:cell-count="3445" meta:object-count="0"/>
  </office:meta>
</office:document-meta>
</file>